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07_12-24-45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07_14-02-01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07_18-02-14_000.jpg</text:p>
          </table:table-cell>
          <table:table-cell table:style-name="ce20" office:value-type="string">
            <text:p>:m steps / doc-reading / JVE 37#23 / キーボード操作手順；ブックマーク付ける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steps / doc-reading / JVE 37#23 / キーボード操作手順；ブックマーク付ける">
            <text:p>:m steps / doc-reading / JVE 37#23 / キーボード操作手順；ブックマーク付け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7_18-02-27_000.jpg</text:p>
          </table:table-cell>
          <table:table-cell table:style-name="ce20" office:value-type="string">
            <text:p>:m RES 1*1 / free# JVEMV6 37#23_37 / 37. miscs of miscs / 23. CO2 / CO2-conversion;methods / microalgae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RES 1*1 / free# JVEMV6 37#23_37 / 37. miscs of miscs / 23. CO2 / CO2-conversion;methods / microalgae">
            <text:p>:m RES 1*1 / free# JVEMV6 37#23_37 / 37. miscs of miscs / 23. CO2 / CO2-conversion;methods / microalgae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7_20-37-56_000.jpg</text:p>
          </table:table-cell>
          <table:table-cell table:style-name="ce15" office:value-type="string">
            <text:p>:m dessin / des.自転車 / id=LIGP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dessin / des.自転車 / id=LIGP">
            <text:p>:m dessin / des.自転車 / id=LIGP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7_21-07-53_000.jpg</text:p>
          </table:table-cell>
          <table:table-cell table:style-name="ce16" office:value-type="string">
            <text:p>:m 食べた物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8_07-38-51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8_09-02-24_000.jpg</text:p>
          </table:table-cell>
          <table:table-cell table:style-name="ce16" office:value-type="string">
            <text:p>:m :lets / action activity / やること / kb / 録画したビデオ；選び出して「アルバム」に入れる曲とする；展開させる；４回ぐらいのreview；まとめる</text:p>
          </table:table-cell>
          <table:table-cell table:style-name="ce16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:lets / action activity / やること / kb / 録画したビデオ；選び出して「アルバム」に入れる曲とする；展開させる；４回ぐらいのreview；まとめる">
            <text:p>:m :lets / action activity / やること / kb / 録画したビデオ；選び出して「アルバム」に入れる曲とする；展開させる；４回ぐらいのreview；まとめ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07_13-35-58_000.mp4</text:p>
          </table:table-cell>
          <table:table-cell table:style-name="ce6" office:value-type="string">
            <text:p>:VIDEO / @自宅 / メモ / kb,keyboard / 演奏、play / k-2020-0607-1 / genr=f-N,sc=dorian,key=C,chor=C;C#;D,RH=melody,LH=grip,for=grip-movement</text:p>
          </table:table-cell>
          <table:table-cell table:style-name="ce17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VIDEO / @自宅 / メモ / kb,keyboard / 演奏、play / k-2020-0607-1 / genr=f-N,sc=dorian,key=C,chor=C;C#;D,RH=melody,LH=grip,for=grip-movement">
            <text:p>:VIDEO / @自宅 / メモ / kb,keyboard / 演奏、play / k-2020-0607-1 / genr=f-N,sc=dorian,key=C,chor=C;C#;D,RH=melody,LH=grip,for=grip-movement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7_16-22-06_000.mp4</text:p>
          </table:table-cell>
          <table:table-cell table:style-name="ce6" office:value-type="string">
            <text:p>:VIDEO / @自宅 / メモ / kb,keyboard / 演奏、play / k-2020-0607-2 / genr=f-N,key=G?,RH=melody,LH=base-line;notes,for=high-notes</text:p>
          </table:table-cell>
          <table:table-cell table:style-name="ce16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VIDEO / @自宅 / メモ / kb,keyboard / 演奏、play / k-2020-0607-2 / genr=f-N,key=G?,RH=melody,LH=base-line;notes,for=high-notes">
            <text:p>:VIDEO / @自宅 / メモ / kb,keyboard / 演奏、play / k-2020-0607-2 / genr=f-N,key=G?,RH=melody,LH=base-line;notes,for=high-notes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7_20-17-40_000.mid</text:p>
          </table:table-cell>
          <table:table-cell table:style-name="ce6" office:value-type="string">
            <text:p>:in-mid / app=perfect-piano / 演奏、play / id-2020-0607-1 / category=melody,inst=piano</text:p>
          </table:table-cell>
          <table:table-cell table:style-name="ce17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in-mid / app=perfect-piano / 演奏、play / id-2020-0607-1 / category=melody,inst=piano">
            <text:p>:in-mid / app=perfect-piano / 演奏、play / id-2020-0607-1 / category=melody,inst=piano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7_23-45-56_000.mp4</text:p>
          </table:table-cell>
          <table:table-cell table:style-name="ce6" office:value-type="string">
            <text:p>:VIDEO / @自宅 / メモ / kb,keyboard / 演奏、play / k-2020-0607-3 / genr=f-prev,sc=dorian,key=C,RH=arpeggio,LH=arpeggio+grip,other=album-piece-1,file=2020-06-07_08-22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宅 / メモ / kb,keyboard / 演奏、play / k-2020-0607-3 / genr=f-prev,sc=dorian,key=C,RH=arpeggio,LH=arpeggio+grip,other=album-piece-1,file=2020-06-07_08-22">
            <text:p>:VIDEO / @自宅 / メモ / kb,keyboard / 演奏、play / k-2020-0607-3 / genr=f-prev,sc=dorian,key=C,RH=arpeggio,LH=arpeggio+grip,other=album-piece-1,file=2020-06-07_08-2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7_23-52-11_000.mp4</text:p>
          </table:table-cell>
          <table:table-cell table:style-name="ce6" office:value-type="string">
            <text:p>:VIDEO / @自宅 / メモ / kb,keyboard / 演奏、play / k-2020-0607-4 / genr=f-N,sc=dorian,key=C,RH=grip+fill-in,LH=grip,other=album-piece-2,tempo=60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宅 / メモ / kb,keyboard / 演奏、play / k-2020-0607-4 / genr=f-N,sc=dorian,key=C,RH=grip+fill-in,LH=grip,other=album-piece-2,tempo=60">
            <text:p>:VIDEO / @自宅 / メモ / kb,keyboard / 演奏、play / k-2020-0607-4 / genr=f-N,sc=dorian,key=C,RH=grip+fill-in,LH=grip,other=album-piece-2,tempo=6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25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5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4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2020/06/08</text:date>, <text:time>10:07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08T10:07:29.89</dc:date>
    <dc:creator>iwabuchi ken</dc:creator>
    <meta:editing-duration>P21DT20H49M57S</meta:editing-duration>
    <meta:editing-cycles>8488</meta:editing-cycles>
    <meta:document-statistic meta:table-count="1" meta:cell-count="418" meta:object-count="0"/>
  </office:meta>
</office:document-meta>
</file>